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2cm" svg:height="0.661cm" draw:transform="rotate (-2.15687788961459) translate (4.5974578120657cm 2.38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09) rotate (-2.1556561591382) translate (6.3644573185943cm 2.24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0:57.96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2"/>
  </office:meta>
</office:document-meta>
</file>